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Signature" style:family="table">
      <style:table-properties style:width="16.999cm" table:align="margins" fo:keep-with-next="always" style:may-break-between-rows="false"/>
    </style:style>
    <style:style style:name="tabSignature.A" style:family="table-column">
      <style:table-column-properties style:column-width="10.366cm" style:rel-column-width="39965*"/>
    </style:style>
    <style:style style:name="tabSignature.B" style:family="table-column">
      <style:table-column-properties style:column-width="6.632cm" style:rel-column-width="25570*"/>
    </style:style>
    <style:style style:name="tabSignature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 style:master-page-name="">
      <style:paragraph-properties fo:keep-together="always" style:page-number="auto" fo:keep-with-next="always">
        <style:tab-stops>
          <style:tab-stop style:position="9.393cm"/>
        </style:tab-stops>
      </style:paragraph-properties>
      <style:text-properties style:font-name="Arial" fo:font-size="2pt" style:font-size-asian="2pt" style:font-size-complex="2pt"/>
    </style:style>
    <style:style style:name="P2" style:family="paragraph" style:parent-style-name="Standard" style:master-page-name="">
      <style:paragraph-properties fo:keep-together="always" style:page-number="auto" fo:keep-with-next="always"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3" style:family="paragraph" style:parent-style-name="Standard">
      <style:paragraph-properties fo:text-align="start" style:justify-single-word="false" fo:keep-together="always" fo:keep-with-next="always">
        <style:tab-stops>
          <style:tab-stop style:position="11.931cm" style:type="center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able_20_Contents">
      <style:paragraph-properties fo:keep-together="always" fo:keep-with-next="always"/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Signature" table:style-name="tabSignature">
        <table:table-column table:style-name="tabSignature.A"/>
        <table:table-column table:style-name="tabSignature.B"/>
        <table:table-row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3">%=SIGNATURE_NOM_SERVICE=%</text:p>
          </table:table-cell>
        </table:table-row>
        <table:table-row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3">%=SIGNATAIRE=%</text:p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9-18T10:22:03.16</dc:date>
    <meta:editing-cycles>45</meta:editing-cycles>
    <meta:editing-duration>PT51M8S</meta:editing-duration>
    <meta:document-statistic meta:table-count="1" meta:image-count="0" meta:object-count="0" meta:page-count="1" meta:paragraph-count="2" meta:word-count="2" meta:character-count="39"/>
    <meta:user-defined meta:name="Info 1"/>
    <meta:user-defined meta:name="Info 2"/>
    <meta:user-defined meta:name="Info 3"/>
    <meta:user-defined meta:name="Info 4"/>
  </office:meta>
</office:document-meta>
</file>